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padding="0.049cm" fo:border="0.06pt solid #d9d9e3"/>
    </style:style>
    <style:style style:name="P2" style:family="paragraph" style:parent-style-name="Heading_20_3">
      <style:paragraph-properties style:line-height-at-least="0.503cm" fo:padding="0.049cm" fo:border="0.06pt solid #d9d9e3"/>
      <style:text-properties fo:color="#cccccc" loext:opacity="100%" style:font-name="Droid Sans Mono" fo:font-size="10.5pt" fo:font-weight="normal" officeooo:rsid="000acf53" officeooo:paragraph-rsid="000acf53" fo:background-color="#1f1f1f"/>
    </style:style>
    <style:style style:name="P3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0acf53" officeooo:paragraph-rsid="000acf53" fo:background-color="#1f1f1f"/>
    </style:style>
    <style:style style:name="P5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Text_20_body">
      <style:paragraph-properties fo:padding="0.049cm" fo:border="0.06pt solid #d9d9e3"/>
    </style:style>
    <style:style style:name="P8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9" style:family="paragraph" style:parent-style-name="Text_20_body" style:list-style-name="L1">
      <style:paragraph-properties fo:padding="0.049cm" fo:border="0.06pt solid #d9d9e3"/>
    </style:style>
    <style:style style:name="P10" style:family="paragraph" style:parent-style-name="Text_20_body" style:list-style-name="L2">
      <style:paragraph-properties fo:margin-top="0cm" fo:margin-bottom="0cm" style:contextual-spacing="false" fo:padding="0.049cm" fo:border="0.06pt solid #d9d9e3"/>
    </style:style>
    <style:style style:name="P11" style:family="paragraph" style:parent-style-name="Text_20_body" style:list-style-name="L2">
      <style:paragraph-properties fo:padding="0.049cm" fo:border="0.06pt solid #d9d9e3"/>
    </style:style>
    <style:style style:name="P12" style:family="paragraph" style:parent-style-name="Text_20_body" style:list-style-name="L3">
      <style:paragraph-properties fo:margin-top="0cm" fo:margin-bottom="0cm" style:contextual-spacing="false" fo:padding="0.049cm" fo:border="0.06pt solid #d9d9e3"/>
    </style:style>
    <style:style style:name="P13" style:family="paragraph" style:parent-style-name="Text_20_body" style:list-style-name="L3">
      <style:paragraph-properties fo:padding="0.049cm" fo:border="0.06pt solid #d9d9e3"/>
    </style:style>
    <style:style style:name="P14" style:family="paragraph" style:parent-style-name="Text_20_body" style:list-style-name="L4">
      <style:paragraph-properties fo:margin-top="0cm" fo:margin-bottom="0cm" style:contextual-spacing="false" fo:padding="0.049cm" fo:border="0.06pt solid #d9d9e3"/>
    </style:style>
    <style:style style:name="P15" style:family="paragraph" style:parent-style-name="Text_20_body" style:list-style-name="L4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fo:color="#c586c0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b5cea8" loext:opacity="100%"/>
    </style:style>
    <style:style style:name="T6" style:family="text">
      <style:text-properties fo:color="#6a9955" loext:opacity="100%"/>
    </style:style>
    <style:style style:name="T7" style:family="text">
      <style:text-properties fo:color="#4ec9b0" loext:opacity="100%"/>
    </style:style>
    <style:style style:name="T8" style:family="text">
      <style:text-properties fo:color="#9cdcfe" loext:opacity="100%"/>
    </style:style>
    <style:style style:name="T9" style:family="text">
      <style:text-properties fo:color="#dcdcaa" loext:opacity="100%"/>
    </style:style>
    <style:style style:name="T10" style:family="text">
      <style:text-properties fo:color="#d4d4d4" loext:opacity="100%"/>
    </style:style>
    <style:style style:name="T11" style:family="text">
      <style:text-properties fo:color="#d7ba7d" loext:opacity="100%"/>
    </style:style>
    <style:style style:name="T12" style:family="text">
      <style:text-properties officeooo:rsid="000acf5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Данный код представляет собой реализацию управления виртуальной памятью в контексте низкоуровневого программирования, вероятно, на языке C. Он иллюстрирует создание и управление структурами данных, необходимыми для отображения виртуальных адресов в физические. Вот подробный анализ кода:</text:p>
      <text:h text:style-name="P1" text:outline-level="3">Структуры и Определения</text:h>
      <text:list xml:id="list464733790" text:style-name="L1">
        <text:list-item>
          <text:p text:style-name="P8"><text:span text:style-name="Source_20_Text"><text:span text:style-name="T1">PAGE_DEFAULT_SIZE</text:span></text:span>: Определена как 1024 и используется как размер для массивов страниц и таблиц страниц.</text:p>
        </text:list-item>
        <text:list-item>
          <text:p text:style-name="P8"><text:span text:style-name="Source_20_Text"><text:span text:style-name="T1">struct page</text:span></text:span>: Содержит массив <text:span text:style-name="Source_20_Text"><text:span text:style-name="T1">frames</text:span></text:span>, представляющий страницу памяти.</text:p>
        </text:list-item>
        <text:list-item>
          <text:p text:style-name="P8"><text:span text:style-name="Source_20_Text"><text:span text:style-name="T1">struct PDE</text:span></text:span> и <text:span text:style-name="Source_20_Text"><text:span text:style-name="T1">struct PTE</text:span></text:span>: Представляют собой записи в каталоге страниц и таблице страниц соответственно. Они содержат флаги и адреса, используемые для управления свойствами страниц памяти.</text:p>
        </text:list-item>
        <text:list-item>
          <text:p text:style-name="P9">Атрибут <text:span text:style-name="Source_20_Text"><text:span text:style-name="T1">__attribute__((packed))</text:span></text:span>: Гарантирует, что структуры не будут иметь дополнительного выравнивания в памяти, что важно для точного контроля над расположением данных в памяти.</text:p>
        </text:list-item>
      </text:list>
      <text:h text:style-name="P1" text:outline-level="3">Объявления и Инициализация</text:h>
      <text:list xml:id="list2988633696" text:style-name="L2">
        <text:list-item>
          <text:p text:style-name="P10"><text:span text:style-name="Source_20_Text"><text:span text:style-name="T1">struct PDE page_dir[PAGE_DEFAULT_SIZE]</text:span></text:span>: Объявляет массив каталога страниц.</text:p>
        </text:list-item>
        <text:list-item>
          <text:p text:style-name="P10"><text:span text:style-name="Source_20_Text"><text:span text:style-name="T1">struct PTE page_tab[PAGE_DEFAULT_SIZE][PAGE_DEFAULT_SIZE]</text:span></text:span>: Объявляет массив таблиц страниц.</text:p>
        </text:list-item>
        <text:list-item>
          <text:p text:style-name="P10"><text:span text:style-name="Source_20_Text"><text:span text:style-name="T1">struct page page_0</text:span></text:span>: Представляет одну страницу памяти.</text:p>
        </text:list-item>
        <text:list-item>
          <text:p text:style-name="P11"><text:span text:style-name="Source_20_Text"><text:span text:style-name="T1">uint32_t cr3</text:span></text:span>: Содержит физический адрес каталога страниц, используется процессором для поиска записей каталога страниц.</text:p>
        </text:list-item>
      </text:list>
      <text:h text:style-name="P1" text:outline-level="3">Функция <text:span text:style-name="Source_20_Text"><text:span text:style-name="T1">print_mmu</text:span></text:span></text:h>
      <text:p text:style-name="P7">Эта функция демонстрирует отображение виртуальных адресов на физические, печатая адреса таблиц страниц и соответствующие им физические и виртуальные адреса.</text:p>
      <text:h text:style-name="P1" text:outline-level="3">Главная Функция <text:span text:style-name="Source_20_Text"><text:span text:style-name="T1">main</text:span></text:span></text:h>
      <text:list xml:id="list326078835" text:style-name="L3">
        <text:list-item>
          <text:p text:style-name="P13"><text:span text:style-name="Strong_20_Emphasis"><text:span text:style-name="T1">Инициализация </text:span></text:span><text:span text:style-name="Strong_20_Emphasis"><text:span text:style-name="Source_20_Text"><text:span text:style-name="T1">cr3</text:span></text:span></text:span>: Вычисляет физический адрес каталога страниц.</text:p>
        </text:list-item>
        <text:list-item>
          <text:p text:style-name="P13"><text:span text:style-name="Strong_20_Emphasis"><text:span text:style-name="T1">Вычисление Размеров</text:span></text:span>: Определяет общий размер памяти, количество страниц и количество таблиц страниц.</text:p>
        </text:list-item>
        <text:list-item>
          <text:p text:style-name="P13"><text:span text:style-name="Strong_20_Emphasis"><text:span text:style-name="T1">Циклы Инициализации Страниц и Таблиц Страниц</text:span></text:span>:</text:p>
          <text:list>
            <text:list-item>
              <text:p text:style-name="P12">Внешний цикл инициализирует каждую запись в каталоге страниц.</text:p>
            </text:list-item>
            <text:list-item>
              <text:p text:style-name="P12">Внутренний цикл инициализирует записи в каждой таблице страниц.</text:p>
            </text:list-item>
          </text:list>
        </text:list-item>
        <text:list-item>
          <text:p text:style-name="P13"><text:span text:style-name="Strong_20_Emphasis"><text:span text:style-name="T1">Вывод Информации</text:span></text:span>: Печатает размер памяти, адрес каталога страниц, количество таблиц и страниц, затем вызывает <text:span text:style-name="Source_20_Text"><text:span text:style-name="T1">print_mmu</text:span></text:span> для демонстрации отображения адресов.</text:p>
        </text:list-item>
      </text:list>
      <text:h text:style-name="P1" text:outline-level="3"><text:soft-page-break/>Особенности и Замечания </text:h>
      <text:list xml:id="list158542856" text:style-name="L4">
        <text:list-item>
          <text:p text:style-name="P14">Программа демонстрирует механизм работы с виртуальной памятью на низком уровне.</text:p>
        </text:list-item>
        <text:list-item>
          <text:p text:style-name="P14">Использование побитовых полей в структурах <text:span text:style-name="Source_20_Text"><text:span text:style-name="T1">PDE</text:span></text:span> и <text:span text:style-name="Source_20_Text"><text:span text:style-name="T1">PTE</text:span></text:span> позволяет точно контролировать распределение данных в памяти.</text:p>
        </text:list-item>
        <text:list-item>
          <text:p text:style-name="P14">Атрибут <text:span text:style-name="Source_20_Text"><text:span text:style-name="T1">__attribute__((aligned(PAGE_DEFAULT_SIZE * 4)))</text:span></text:span> обеспечивает правильное выравнивание данных в памяти.</text:p>
        </text:list-item>
        <text:list-item>
          <text:p text:style-name="P15">Код является учебным примером и предназначен для демонстрации концепций управления памятью, а не для реального использования в производственной среде.</text:p>
        </text:list-item>
      </text:list>
      <text:p text:style-name="P4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pan text:style-name="T2"/></text:p>
      <text:h text:style-name="P2" text:outline-level="3"><text:soft-page-break/><text:span text:style-name="T2">Листинг программы</text:span></text:h>
      <text:p text:style-name="P4"/>
      <text:p text:style-name="P4"/>
      <text:p text:style-name="P4"/>
      <text:p text:style-name="P3"><text:span text:style-name="T2">#include</text:span><text:span text:style-name="T3"> </text:span><text:span text:style-name="T4">&lt;inttypes.h&gt;</text:span></text:p>
      <text:p text:style-name="P3"><text:span text:style-name="T2">#include</text:span><text:span text:style-name="T3"> </text:span><text:span text:style-name="T4">&lt;stdio.h&gt;</text:span></text:p>
      <text:p text:style-name="P3"><text:span text:style-name="T2">#include</text:span><text:span text:style-name="T3"> </text:span><text:span text:style-name="T4">&lt;stdlib.h&gt;</text:span></text:p>
      <text:p text:style-name="P6"/>
      <text:p text:style-name="P3"><text:span text:style-name="T2">#define</text:span><text:span text:style-name="T3"> PAGE_DEFAULT_SIZE </text:span><text:span text:style-name="T5">1024</text:span><text:span text:style-name="T6"> // используемую как размер для массивов страниц и таблиц страниц.</text:span></text:p>
      <text:p text:style-name="P6"/>
      <text:p text:style-name="P3"><text:span text:style-name="T3">struct</text:span> <text:span text:style-name="T7">page</text:span> {</text:p>
      <text:p text:style-name="P3"><text:span text:style-name="T7">uint32_t</text:span> <text:span text:style-name="T8">frames</text:span>[<text:span text:style-name="T3">PAGE_DEFAULT_SIZE</text:span>];<text:span text:style-name="T6"> // представляющую страницу памяти, содержащую массив frames</text:span></text:p>
      <text:p text:style-name="P3">};</text:p>
      <text:p text:style-name="P5">// используется для представления записи в каталоге страниц</text:p>
      <text:p text:style-name="P3"><text:span text:style-name="T3">struct</text:span> <text:span text:style-name="T7">PDE</text:span> {<text:span text:style-name="T6">// труктура PDE используется для управления свойствами отдельных страниц в памяти, как часть механизма виртуальной памяти в операционных системах.</text:span></text:p>
      <text:p text:style-name="P3"><text:span text:style-name="T7">uint32_t</text:span> <text:span text:style-name="T8">P</text:span> : <text:span text:style-name="T5">1</text:span>;</text:p>
      <text:p text:style-name="P3"><text:span text:style-name="T7">uint32_t</text:span> <text:span text:style-name="T8">RW</text:span> : <text:span text:style-name="T5">1</text:span>;</text:p>
      <text:p text:style-name="P3"><text:span text:style-name="T7">uint32_t</text:span> <text:span text:style-name="T8">US</text:span> : <text:span text:style-name="T5">1</text:span>;</text:p>
      <text:p text:style-name="P3"><text:span text:style-name="T7">uint32_t</text:span> <text:span text:style-name="T8">PWT</text:span> : <text:span text:style-name="T5">1</text:span>;</text:p>
      <text:p text:style-name="P3"><text:span text:style-name="T7">uint32_t</text:span> <text:span text:style-name="T8">PCD</text:span> : <text:span text:style-name="T5">1</text:span>;</text:p>
      <text:p text:style-name="P3"><text:span text:style-name="T7">uint32_t</text:span> <text:span text:style-name="T8">A</text:span> : <text:span text:style-name="T5">1</text:span>;</text:p>
      <text:p text:style-name="P3"><text:span text:style-name="T7">uint32_t</text:span> <text:span text:style-name="T8">D</text:span> : <text:span text:style-name="T5">1</text:span>;</text:p>
      <text:p text:style-name="P3"><text:span text:style-name="T7">uint32_t</text:span> <text:span text:style-name="T8">PS</text:span> : <text:span text:style-name="T5">1</text:span>;</text:p>
      <text:p text:style-name="P3"><text:span text:style-name="T7">uint32_t</text:span> <text:span text:style-name="T8">G</text:span> : <text:span text:style-name="T5">1</text:span>;</text:p>
      <text:p text:style-name="P3"><text:span text:style-name="T7">uint32_t</text:span> <text:span text:style-name="T8">reserved</text:span> : <text:span text:style-name="T5">3</text:span>;</text:p>
      <text:p text:style-name="P3"><text:span text:style-name="T7">uint32_t</text:span> <text:span text:style-name="T8">address</text:span> : <text:span text:style-name="T5">20</text:span>;</text:p>
      <text:p text:style-name="P3">} <text:span text:style-name="T9">__attribute__</text:span>((packed));<text:span text:style-name="T6">// гарантирует, что структура не будет иметь дополнительного выравнивания в памяти.</text:span></text:p>
      <text:p text:style-name="P6"/>
      <text:p text:style-name="P5">// Структура PTE представляет собой запись в таблице страниц. </text:p>
      <text:p text:style-name="P3"><text:span text:style-name="T3">struct</text:span> <text:span text:style-name="T7">PTE</text:span> {<text:span text:style-name="T6"> // Структура PTE используется для управления свойствами отдельных страниц в памяти в контексте механизма виртуальной памяти операционных систем.</text:span></text:p>
      <text:p text:style-name="P3"><text:span text:style-name="T7">uint32_t</text:span> <text:span text:style-name="T8">P</text:span> : <text:span text:style-name="T5">1</text:span>;</text:p>
      <text:p text:style-name="P3"><text:span text:style-name="T7">uint32_t</text:span> <text:span text:style-name="T8">RW</text:span> : <text:span text:style-name="T5">1</text:span>;</text:p>
      <text:p text:style-name="P3"><text:span text:style-name="T7">uint32_t</text:span> <text:span text:style-name="T8">US</text:span> : <text:span text:style-name="T5">1</text:span>;</text:p>
      <text:p text:style-name="P3"><text:span text:style-name="T7">uint32_t</text:span> <text:span text:style-name="T8">PWT</text:span> : <text:span text:style-name="T5">1</text:span>;</text:p>
      <text:p text:style-name="P3"><text:span text:style-name="T7">uint32_t</text:span> <text:span text:style-name="T8">PCD</text:span> : <text:span text:style-name="T5">1</text:span>;</text:p>
      <text:p text:style-name="P3"><text:span text:style-name="T7">uint32_t</text:span> <text:span text:style-name="T8">A</text:span> : <text:span text:style-name="T5">1</text:span>;</text:p>
      <text:p text:style-name="P3"><text:span text:style-name="T7">uint32_t</text:span> <text:span text:style-name="T8">D</text:span> : <text:span text:style-name="T5">1</text:span>;</text:p>
      <text:p text:style-name="P3"><text:span text:style-name="T7">uint32_t</text:span> <text:span text:style-name="T8">PAT</text:span> : <text:span text:style-name="T5">1</text:span>;</text:p>
      <text:p text:style-name="P3"><text:span text:style-name="T7">uint32_t</text:span> <text:span text:style-name="T8">G</text:span> : <text:span text:style-name="T5">1</text:span>;</text:p>
      <text:p text:style-name="P3"><text:span text:style-name="T7">uint32_t</text:span> <text:span text:style-name="T8">reserved</text:span> : <text:span text:style-name="T5">3</text:span>;</text:p>
      <text:p text:style-name="P3"><text:span text:style-name="T7">uint32_t</text:span> <text:span text:style-name="T8">address</text:span> : <text:span text:style-name="T5">20</text:span>;</text:p>
      <text:p text:style-name="P3">} <text:span text:style-name="T9">__attribute__</text:span>((packed));</text:p>
      <text:p text:style-name="P6"/>
      <text:p text:style-name="P3"><text:soft-page-break/><text:span text:style-name="T3">struct</text:span> <text:span text:style-name="T7">PDE</text:span> <text:span text:style-name="T8">page_dir</text:span>[<text:span text:style-name="T3">PAGE_DEFAULT_SIZE</text:span>] <text:span text:style-name="T9">__attribute__</text:span>((<text:span text:style-name="T9">aligned</text:span>(<text:span text:style-name="T3">PAGE_DEFAULT_SIZE</text:span> <text:span text:style-name="T10">*</text:span> <text:span text:style-name="T5">4</text:span>)));<text:span text:style-name="T6">// Объявление Массива Каталога Страниц</text:span></text:p>
      <text:p text:style-name="P3"><text:span text:style-name="T3">struct</text:span> <text:span text:style-name="T7">PTE</text:span> <text:span text:style-name="T8">page_tab</text:span>[<text:span text:style-name="T3">PAGE_DEFAULT_SIZE</text:span>][<text:span text:style-name="T3">PAGE_DEFAULT_SIZE</text:span>] <text:span text:style-name="T9">__attribute__</text:span>((<text:span text:style-name="T9">aligned</text:span>(<text:span text:style-name="T3">PAGE_DEFAULT_SIZE</text:span> <text:span text:style-name="T10">*</text:span> <text:span text:style-name="T5">4</text:span>)));<text:span text:style-name="T6">// Объявление Массива Таблиц Страниц</text:span></text:p>
      <text:p text:style-name="P5">// представляет собой структуру, содержащую данные одной страницы</text:p>
      <text:p text:style-name="P3"><text:span text:style-name="T3">struct</text:span> <text:span text:style-name="T7">page</text:span> <text:span text:style-name="T8">page_0</text:span>;<text:span text:style-name="T6">// Объявление Структуры Страницы</text:span></text:p>
      <text:p text:style-name="P5">// В контексте систем с виртуальной памятью, как правило, cr3 используется процессором для поиска </text:p>
      <text:p text:style-name="P5">// записей каталога страниц при переводе виртуальных адресов в физические.</text:p>
      <text:p text:style-name="P3"><text:span text:style-name="T7">uint32_t</text:span> <text:span text:style-name="T8">cr3</text:span>;<text:span text:style-name="T6"> // используется для хранения физического адреса каталога страниц (page_dir)</text:span></text:p>
      <text:p text:style-name="P6"/>
      <text:p text:style-name="P5">// Функция print_mmu эффективно демонстрирует, как виртуальные адреса отображаются на</text:p>
      <text:p text:style-name="P5">// физические адреса в системе управления виртуальной памятью, показывая соответствие между </text:p>
      <text:p text:style-name="P5">// записями в таблицах страниц и их физическими адресами.</text:p>
      <text:p text:style-name="P3"><text:span text:style-name="T3">void</text:span> <text:span text:style-name="T9">print_mmu</text:span>(<text:span text:style-name="T7">uint32_t</text:span> <text:span text:style-name="T8">page_tab_count</text:span>, <text:span text:style-name="T7">uint32_t</text:span> <text:span text:style-name="T8">page_count</text:span>) {</text:p>
      <text:p text:style-name="P3"><text:span text:style-name="T9">printf</text:span>(<text:span text:style-name="T4">"table addr</text:span><text:span text:style-name="T11">\n</text:span><text:span text:style-name="T4">"</text:span>);</text:p>
      <text:p text:style-name="P3"><text:span text:style-name="T2">for</text:span> (<text:span text:style-name="T7">uint32_t</text:span> <text:span text:style-name="T8">i</text:span> <text:span text:style-name="T10">=</text:span> <text:span text:style-name="T5">0</text:span>; <text:span text:style-name="T8">i</text:span> <text:span text:style-name="T10">&lt;</text:span> <text:span text:style-name="T8">page_tab_count</text:span>; <text:span text:style-name="T10">++</text:span><text:span text:style-name="T8">i</text:span>) {</text:p>
      <text:p text:style-name="P3"><text:span text:style-name="T9">printf</text:span>(<text:span text:style-name="T4">"0x</text:span><text:span text:style-name="T8">%x</text:span><text:span text:style-name="T11">\n</text:span><text:span text:style-name="T4">"</text:span>, (<text:span text:style-name="T7">uint32_t</text:span>)((<text:span text:style-name="T8">page_dir</text:span>[<text:span text:style-name="T8">i</text:span>]).<text:span text:style-name="T8">address</text:span>));</text:p>
      <text:p text:style-name="P3"><text:span text:style-name="T9">printf</text:span>(<text:span text:style-name="T4">"physical</text:span><text:span text:style-name="T11">\t</text:span><text:span text:style-name="T4">virtual</text:span><text:span text:style-name="T11">\n</text:span><text:span text:style-name="T4">"</text:span>);</text:p>
      <text:p text:style-name="P3"><text:span text:style-name="T2">for</text:span> (<text:span text:style-name="T7">uint32_t</text:span> <text:span text:style-name="T8">j</text:span> <text:span text:style-name="T10">=</text:span> <text:span text:style-name="T5">0</text:span>; <text:span text:style-name="T8">j</text:span> <text:span text:style-name="T10">&lt;</text:span> <text:span text:style-name="T3">PAGE_DEFAULT_SIZE</text:span>; <text:span text:style-name="T10">++</text:span><text:span text:style-name="T8">j</text:span>) {</text:p>
      <text:p text:style-name="P3"><text:span text:style-name="T9">printf</text:span>(<text:span text:style-name="T4">"</text:span><text:span text:style-name="T8">%p</text:span><text:span text:style-name="T11">\t\t</text:span><text:span text:style-name="T4">"</text:span>, (<text:span text:style-name="T3">void</text:span> <text:span text:style-name="T10">*</text:span>)(<text:span text:style-name="T7">uintptr_t</text:span>)((<text:span text:style-name="T8">page_tab</text:span>[<text:span text:style-name="T8">i</text:span>][<text:span text:style-name="T8">j</text:span>]).<text:span text:style-name="T8">address</text:span> <text:span text:style-name="T10">&lt;&lt;</text:span> <text:span text:style-name="T5">12</text:span>));</text:p>
      <text:p text:style-name="P3"><text:span text:style-name="T9">printf</text:span>(<text:span text:style-name="T4">"</text:span><text:span text:style-name="T8">%p</text:span><text:span text:style-name="T11">\t\t</text:span><text:span text:style-name="T4">"</text:span>, (<text:span text:style-name="T3">void</text:span> <text:span text:style-name="T10">*</text:span>)(<text:span text:style-name="T7">uintptr_t</text:span>)(((<text:span text:style-name="T8">i</text:span> <text:span text:style-name="T10">&lt;&lt;</text:span> <text:span text:style-name="T5">10</text:span>) <text:span text:style-name="T10">|</text:span> <text:span text:style-name="T8">j</text:span>) <text:span text:style-name="T10">&lt;&lt;</text:span> <text:span text:style-name="T5">12</text:span>));</text:p>
      <text:p text:style-name="P3">}</text:p>
      <text:p text:style-name="P3">}</text:p>
      <text:p text:style-name="P3">}</text:p>
      <text:p text:style-name="P6"/>
      <text:p text:style-name="P3"><text:span text:style-name="T3">int</text:span> <text:span text:style-name="T9">main</text:span>(<text:span text:style-name="T3">int</text:span> <text:span text:style-name="T8">argc</text:span>, <text:span text:style-name="T3">char</text:span> <text:span text:style-name="T10">**</text:span><text:span text:style-name="T8">argv</text:span>) {</text:p>
      <text:p text:style-name="P3"><text:span text:style-name="T8">cr3</text:span> <text:span text:style-name="T10">=</text:span> ((<text:span text:style-name="T7">uintptr_t</text:span>)<text:span text:style-name="T8">page_dir</text:span> <text:span text:style-name="T10">&gt;&gt;</text:span> <text:span text:style-name="T5">12</text:span>) <text:span text:style-name="T10">&lt;&lt;</text:span> <text:span text:style-name="T5">12</text:span>;<text:span text:style-name="T6">// физического адреса каталога страниц </text:span></text:p>
      <text:p text:style-name="P3"><text:span text:style-name="T7">uint32_t</text:span> <text:span text:style-name="T8">bin_size</text:span> <text:span text:style-name="T10">=</text:span> <text:span text:style-name="T5">4096</text:span> <text:span text:style-name="T10">*</text:span> <text:span text:style-name="T5">16</text:span>;<text:span text:style-name="T6">// общий размер памяти</text:span></text:p>
      <text:p text:style-name="P6"/>
      <text:p text:style-name="P3"><text:span text:style-name="T7">uint32_t</text:span> <text:span text:style-name="T8">page_count</text:span> <text:span text:style-name="T10">=</text:span> <text:span text:style-name="T8">bin_size</text:span> <text:span text:style-name="T10">/</text:span> <text:span text:style-name="T5">4096</text:span>;</text:p>
      <text:p text:style-name="P3"><text:span text:style-name="T2">if</text:span> ((<text:span text:style-name="T8">bin_size</text:span> <text:span text:style-name="T10">%</text:span> <text:span text:style-name="T5">4096</text:span>) <text:span text:style-name="T10">&gt;</text:span> <text:span text:style-name="T5">0</text:span>) <text:span text:style-name="T8">page_count</text:span><text:span text:style-name="T10">++</text:span>;</text:p>
      <text:p text:style-name="P3"><text:span text:style-name="T7">uint32_t</text:span> <text:span text:style-name="T8">page_tab_count</text:span> <text:span text:style-name="T10">=</text:span> <text:span text:style-name="T8">page_count</text:span> <text:span text:style-name="T10">/</text:span> <text:span text:style-name="T5">1024</text:span>;</text:p>
      <text:p text:style-name="P3"><text:span text:style-name="T2">if</text:span> ((<text:span text:style-name="T8">page_count</text:span> <text:span text:style-name="T10">%</text:span> <text:span text:style-name="T5">1024</text:span>) <text:span text:style-name="T10">&gt;</text:span> <text:span text:style-name="T5">0</text:span>) <text:span text:style-name="T8">page_tab_count</text:span><text:span text:style-name="T10">++</text:span>;<text:span text:style-name="T6"> // вычисляется количество таблиц страниц </text:span></text:p>
      <text:p text:style-name="P6"/>
      <text:p text:style-name="P3"><text:span text:style-name="T2">for</text:span> (<text:span text:style-name="T7">uint16_t</text:span> <text:span text:style-name="T8">i</text:span> <text:span text:style-name="T10">=</text:span> <text:span text:style-name="T5">0</text:span>; <text:span text:style-name="T8">i</text:span> <text:span text:style-name="T10">&lt;</text:span> <text:span text:style-name="T8">page_tab_count</text:span>; <text:span text:style-name="T8">i</text:span><text:span text:style-name="T10">++</text:span>) {<text:span text:style-name="T6">// Начинается цикл, который проходит по каждой таблице страниц</text:span></text:p>
      <text:p text:style-name="P3"><text:span text:style-name="T8">page_dir</text:span>[<text:span text:style-name="T8">i</text:span>] <text:span text:style-name="T10">=</text:span> (<text:span text:style-name="T3">struct</text:span> <text:span text:style-name="T7">PDE</text:span>) {</text:p>
      <text:p text:style-name="P3">.<text:span text:style-name="T8">P</text:span> <text:span text:style-name="T10">=</text:span> <text:span text:style-name="T5">1</text:span>, .<text:span text:style-name="T8">RW</text:span> <text:span text:style-name="T10">=</text:span> <text:span text:style-name="T5">1</text:span>, .<text:span text:style-name="T8">US</text:span> <text:span text:style-name="T10">=</text:span> <text:span text:style-name="T5">1</text:span>, .<text:span text:style-name="T8">PWT</text:span> <text:span text:style-name="T10">=</text:span> <text:span text:style-name="T5">1</text:span>, .<text:span text:style-name="T8">PCD</text:span> <text:span text:style-name="T10">=</text:span> <text:span text:style-name="T5">1</text:span>, .<text:span text:style-name="T8">A</text:span> <text:span text:style-name="T10">=</text:span> <text:span text:style-name="T5">0</text:span>, .<text:span text:style-name="T8">D</text:span> <text:span text:style-name="T10">=</text:span> <text:span text:style-name="T5">1</text:span>,</text:p>
      <text:p text:style-name="P3">.<text:span text:style-name="T8">PS</text:span> <text:span text:style-name="T10">=</text:span> <text:span text:style-name="T5">1</text:span>, .<text:span text:style-name="T8">address</text:span> <text:span text:style-name="T10">=</text:span> (<text:span text:style-name="T7">uintptr_t</text:span>)(<text:span text:style-name="T10">&amp;</text:span><text:span text:style-name="T8">page_tab</text:span>[<text:span text:style-name="T8">i</text:span>]) <text:span text:style-name="T10">&gt;&gt;</text:span> <text:span text:style-name="T5">12</text:span>};</text:p>
      <text:p text:style-name="P3"><text:span text:style-name="T2">for</text:span> (<text:span text:style-name="T7">uint32_t</text:span> <text:span text:style-name="T8">j</text:span> <text:span text:style-name="T10">=</text:span> <text:span text:style-name="T5">0</text:span>; <text:span text:style-name="T8">j</text:span> <text:span text:style-name="T10">&lt;</text:span> <text:span text:style-name="T3">PAGE_DEFAULT_SIZE</text:span>; <text:span text:style-name="T8">j</text:span><text:span text:style-name="T10">++</text:span>) {<text:span text:style-name="T6">// Внутренний цикл, который проходит по каждой записи в текущей таблице страниц.</text:span></text:p>
      <text:p text:style-name="P3"><text:span text:style-name="T8">page_tab</text:span>[<text:span text:style-name="T8">i</text:span>][<text:span text:style-name="T8">j</text:span>] <text:span text:style-name="T10">=</text:span> (<text:span text:style-name="T3">struct</text:span> <text:span text:style-name="T7">PTE</text:span>){ .<text:span text:style-name="T8">D</text:span> <text:span text:style-name="T10">=</text:span> <text:span text:style-name="T5">0</text:span>, .<text:span text:style-name="T8">A</text:span> <text:span text:style-name="T10">=</text:span> <text:span text:style-name="T5">0</text:span>, .<text:span text:style-name="T8">PAT</text:span> <text:span text:style-name="T10">=</text:span> <text:span text:style-name="T5">0</text:span>, .<text:span text:style-name="T8">PCD</text:span> <text:span text:style-name="T10">=</text:span> <text:span text:style-name="T5">0</text:span>,</text:p>
      <text:p text:style-name="P3">.<text:span text:style-name="T8">G</text:span> <text:span text:style-name="T10">=</text:span> <text:span text:style-name="T5">1</text:span>, .<text:span text:style-name="T8">P</text:span> <text:span text:style-name="T10">=</text:span> <text:span text:style-name="T5">1</text:span>, .<text:span text:style-name="T8">RW</text:span> <text:span text:style-name="T10">=</text:span> <text:span text:style-name="T5">1</text:span>, .<text:span text:style-name="T8">US</text:span> <text:span text:style-name="T10">=</text:span> <text:span text:style-name="T5">1</text:span>, .<text:span text:style-name="T8">PWT</text:span> <text:span text:style-name="T10">=</text:span> <text:span text:style-name="T5">1</text:span>,</text:p>
      <text:p text:style-name="P3">.<text:span text:style-name="T8">address</text:span> <text:span text:style-name="T10">=</text:span> ((<text:span text:style-name="T7">uintptr_t</text:span>)(<text:span text:style-name="T10">&amp;</text:span><text:span text:style-name="T8">page_0</text:span>) <text:span text:style-name="T10">+</text:span> <text:span text:style-name="T8">j</text:span> <text:span text:style-name="T10">*</text:span> <text:span text:style-name="T5">4096</text:span>) <text:span text:style-name="T10">&gt;&gt;</text:span> <text:span text:style-name="T5">12</text:span>};</text:p>
      <text:p text:style-name="P3">}</text:p>
      <text:p text:style-name="P3">}</text:p>
      <text:p text:style-name="P3"><text:soft-page-break/><text:span text:style-name="T9">printf</text:span>(<text:span text:style-name="T4">"memsize = </text:span><text:span text:style-name="T8">%d</text:span><text:span text:style-name="T4">, "</text:span>, <text:span text:style-name="T8">bin_size</text:span>);</text:p>
      <text:p text:style-name="P3"><text:span text:style-name="T9">printf</text:span>(<text:span text:style-name="T4">"pgdiraddr = </text:span><text:span text:style-name="T8">%p</text:span><text:span text:style-name="T4">, "</text:span>, (<text:span text:style-name="T3">void</text:span> <text:span text:style-name="T10">*</text:span>)<text:span text:style-name="T8">page_dir</text:span>);</text:p>
      <text:p text:style-name="P3"><text:span text:style-name="T9">printf</text:span>(<text:span text:style-name="T4">"pgtabcnt = </text:span><text:span text:style-name="T8">%d</text:span><text:span text:style-name="T4">, "</text:span>, <text:span text:style-name="T8">page_tab_count</text:span>);</text:p>
      <text:p text:style-name="P3"><text:span text:style-name="T9">printf</text:span>(<text:span text:style-name="T4">"pgcnt = </text:span><text:span text:style-name="T8">%d</text:span><text:span text:style-name="T11">\n\n</text:span><text:span text:style-name="T4">"</text:span>, <text:span text:style-name="T8">page_count</text:span>);</text:p>
      <text:p text:style-name="P3"><text:span text:style-name="T9">printf</text:span>(<text:span text:style-name="T4">"MMU table</text:span><text:span text:style-name="T11">\n</text:span><text:span text:style-name="T4">"</text:span>);</text:p>
      <text:p text:style-name="P3"><text:span text:style-name="T9">print_mmu</text:span>(<text:span text:style-name="T8">page_tab_count</text:span>, <text:span text:style-name="T8">page_count</text:span>);</text:p>
      <text:p text:style-name="P3">}</text:p>
      <text:p text:style-name="P3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2:09:01.452612847</meta:creation-date>
    <dc:date>2023-12-11T12:10:40.623996462</dc:date>
    <meta:editing-duration>PT1M39S</meta:editing-duration>
    <meta:editing-cycles>1</meta:editing-cycles>
    <meta:document-statistic meta:table-count="0" meta:image-count="0" meta:object-count="0" meta:page-count="5" meta:paragraph-count="106" meta:word-count="843" meta:character-count="6030" meta:non-whitespace-character-count="5305"/>
    <meta:generator>LibreOffice/7.3.7.2$Linux_X86_64 LibreOffice_project/30$Build-2</meta:generator>
  </office:meta>
</office:document-meta>
</file>